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hafthorsdottir</meta:initial-creator>
    <meta:creation-date>2014-10-10T13:46:52</meta:creation-date>
    <dc:date>2014-10-10T13:47:14</dc:date>
    <dc:creator>anna hafthorsdottir</dc:creator>
    <meta:editing-duration>PT00H00M30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1" meta:word-count="1" meta:character-count="5"/>
  </office:meta>
</office:document-meta>
</file>